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reFilters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reFilters.setFilters( List &lt; MySimplePropertyPreFilter &gt;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implePropertyPreFilter.addExcludes( String ... fil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reFilters.addFilter( String ...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SimplePropertyPreFilter.addIncludes( String ... fil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reFilters.to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implePropertyPreFilter.MySimplePropertyPreFilter( Class &lt; ? &gt; clazz , String ...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reFilters.addFilter( Class &lt; ? &gt; clazz , String ...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PreFilters.add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SimplePropertyPreFilter.MySimplePropertyPreFilter( String ...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implePropertyPreFilter.MySimplePropertyPr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